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/>
    </style:style>
  </office:automatic-styles>
  <office:body>
    <office:text>
      <text:variable-decls>
        <text:variable-decl office:value-type="string" text:name="titreActe"/>
        <text:variable-decl office:value-type="string" text:name="dateSignatureActe"/>
        <text:variable-decl office:value-type="string" text:name="n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est Document OpenOffice contenant les variables nécessaires avec le bon intitulé</text:p>
      <text:p text:style-name="P2"/>
      <text:p text:style-name="P3"/>
      <text:p text:style-name="P2"/>
      <text:p text:style-name="P1"/>
      <text:p text:style-name="P1"><text:variable-set text:name="titreActe" office:value-type="string">titre de l'acte à saisir ici !</text:variable-set></text:p>
      <text:p text:style-name="P2"/>
      <text:p text:style-name="P2"/>
      <text:p text:style-name="P2"/>
      <text:p text:style-name="P2"/>
      <text:p text:style-name="P2">Date de signature de l'acte/extrait : <text:s/><text:variable-set text:name="dateSignatureActe" office:value-type="string">mettre la date de signature au format "jj mmmmmmmmm aaaa" par exemple "12 décembre 2012" </text:variable-set></text:p>
      <text:p text:style-name="P2"/>
      <text:p text:style-name="P2"/>
      <text:p text:style-name="P2"/>
      <text:p text:style-name="P2">Numéro NOR : <text:variable-set text:name="nor" office:value-type="string">mettre numéro Nor (ex : AZEF0000001Y)</text:variable-set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1T05:32:09</meta:creation-date>
    <dc:date>2011-08-18T15:34:11.71</dc:date>
    <meta:editing-duration>PT4M13S</meta:editing-duration>
    <meta:editing-cycles>16</meta:editing-cycles>
    <meta:generator>OpenOffice.org/3.3$Win32 OpenOffice.org_project/330m20$Build-9567</meta:generator>
    <dc:creator>antoine rolin</dc:creator>
    <meta:document-statistic meta:table-count="0" meta:image-count="0" meta:object-count="0" meta:page-count="1" meta:paragraph-count="4" meta:word-count="48" meta:character-count="285"/>
  </office:meta>
</office:document-meta>
</file>